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.47mm" svg:y="47.48mm">
            <loext:p draw:notify-on-update-of-ranges="Sheet1.A1:Sheet1.A8 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68mm" svg:y="23.58mm">
            <loext:p draw:notify-on-update-of-ranges="Sheet1.K1:Sheet1.K5 Sheet1.L1:Sheet1.L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639998" calcext:value-type="float">
            <text:p>0.5163999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439997" calcext:value-type="float">
            <text:p>0.734399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72" calcext:value-type="float">
            <text:p>0.577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348" calcext:value-type="float">
            <text:p>0.83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059997" calcext:value-type="float">
            <text:p>0.8205999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84439999" calcext:value-type="float">
            <text:p>0.8443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72" calcext:value-type="float">
            <text:p>0.887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85039997" calcext:value-type="float">
            <text:p>0.85039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460001" calcext:value-type="float">
            <text:p>0.9246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99940002" calcext:value-type="float">
            <text:p>0.999400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228" calcext:value-type="float">
            <text:p>0.922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900001" calcext:value-type="float">
            <text:p>0.9990000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00001" calcext:value-type="float">
            <text:p>0.99900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5:31:01.429835951</meta:creation-date>
    <dc:date>2018-11-27T05:48:05.929187414</dc:date>
    <meta:editing-duration>PT6M54S</meta:editing-duration>
    <meta:editing-cycles>1</meta:editing-cycles>
    <meta:document-statistic meta:table-count="1" meta:cell-count="3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Plot Accuracy vs Training data</text:p>
        </chart:title>
        <chart:legend chart:legend-position="end" svg:x="13.254cm" svg:y="4.201cm" style:legend-expansion="high" chart:style-name="ch3"/>
        <chart:plot-area chart:style-name="ch4" table:cell-range-address="Sheet1.A1:Sheet1.B8" chart:data-source-has-labels="row" svg:x="1.331cm" svg:y="1.275cm" svg:width="11.603cm" svg:height="6.564cm">
          <chartooo:coordinate-region svg:x="2.058cm" svg:y="1.475cm" svg:width="10.597cm" svg:height="5.717cm"/>
          <chart:axis chart:dimension="x" chart:name="primary-x" chart:style-name="ch5">
            <chart:title svg:x="5.844cm" svg:y="8.019cm" chart:style-name="ch6">
              <text:p>Training data bits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1:Sheet1.B8" loext:label-string="accuracy" chart:class="chart:scatter">
            <chart:domain table:cell-range-address="Sheet1.A1:Sheet1.A8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A1:Sheet1.A8</svg:desc>
                </draw:g>
              </table:table-cell>
              <table:table-cell office:value-type="float" office:value="0.51639998">
                <text:p>0.51639998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5772">
                <text:p>0.5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82059997">
                <text:p>0.8205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8872">
                <text:p>0.8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92460001">
                <text:p>0.9246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9228">
                <text:p>0.9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99900001">
                <text:p>0.999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99900001">
                <text:p>0.999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7cm" svg:y="0.316cm" chart:style-name="ch2">
          <text:p>Plot of accuracy vs num_taps</text:p>
        </chart:title>
        <chart:legend chart:legend-position="end" svg:x="13.254cm" svg:y="4.201cm" style:legend-expansion="high" chart:style-name="ch3"/>
        <chart:plot-area chart:style-name="ch4" table:cell-range-address="Sheet1.K1:Sheet1.L5" chart:data-source-has-labels="row" svg:x="1.331cm" svg:y="1.275cm" svg:width="11.603cm" svg:height="6.564cm">
          <chartooo:coordinate-region svg:x="2.058cm" svg:y="1.475cm" svg:width="10.637cm" svg:height="5.717cm"/>
          <chart:axis chart:dimension="x" chart:name="primary-x" chart:style-name="ch5">
            <chart:title svg:x="6.36cm" svg:y="8.019cm" chart:style-name="ch6">
              <text:p>num_taps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L1:Sheet1.L5" loext:label-string="accuracy" chart:class="chart:scatter">
            <chart:domain table:cell-range-address="Sheet1.K1:Sheet1.K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:Sheet1.K5</svg:desc>
                </draw:g>
              </table:table-cell>
              <table:table-cell office:value-type="float" office:value="0.73439997">
                <text:p>0.73439997</text:p>
                <draw:g>
                  <svg:desc>Sheet1.L1:Sheet1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48">
                <text:p>0.8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439999">
                <text:p>0.8443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039997">
                <text:p>0.8503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940002">
                <text:p>0.9994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